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068" officeooo:paragraph-rsid="001ac0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6 :</text:p>
      <text:p text:style-name="P1"/>
      <text:p text:style-name="P1">#include&lt;iostream&gt;</text:p>
      <text:p text:style-name="P1">#include&lt;stdlib.h&gt;</text:p>
      <text:p text:style-name="P1">#include&lt;string.h&gt;</text:p>
      <text:p text:style-name="P1">using namespace std;</text:p>
      <text:p text:style-name="P1">struct node</text:p>
      <text:p text:style-name="P1">{ <text:s text:c="2"/>string vertex;</text:p>
      <text:p text:style-name="P1"><text:s text:c="4"/>int time;</text:p>
      <text:p text:style-name="P1"><text:s text:c="4"/>node *next;</text:p>
      <text:p text:style-name="P1">}; <text:s text:c="3"/></text:p>
      <text:p text:style-name="P1">class adjmatlist</text:p>
      <text:p text:style-name="P1">{ <text:s text:c="3"/>int m[10][10],n,i,j; char ch; <text:s/>string v[20]; <text:s text:c="2"/>node *head[20]; <text:s/>node *temp=NULL;</text:p>
      <text:p text:style-name="P1"></text:p>
      <text:p text:style-name="P1"><text:s text:c="5"/>public:</text:p>
      <text:p text:style-name="P1"><text:s text:c="5"/>adjmatlist()</text:p>
      <text:p text:style-name="P1"><text:s text:c="5"/>{ <text:s text:c="5"/>for(i=0;i&lt;20;i++)</text:p>
      <text:p text:style-name="P1"><text:s text:c="12"/>{ <text:s text:c="3"/>head[i]=NULL; <text:s/>}</text:p>
      <text:p text:style-name="P1"><text:s text:c="5"/>} <text:s text:c="10"/></text:p>
      <text:p text:style-name="P1"><text:s text:c="5"/>void getgraph();</text:p>
      <text:p text:style-name="P1"><text:s text:c="5"/>void adjlist();</text:p>
      <text:p text:style-name="P1"><text:s text:c="2"/></text:p>
      <text:p text:style-name="P1"><text:s text:c="5"/>void displaym();</text:p>
      <text:p text:style-name="P1"><text:s text:c="5"/>void displaya();</text:p>
      <text:p text:style-name="P1">};</text:p>
      <text:p text:style-name="P1">void adjmatlist::getgraph()</text:p>
      <text:p text:style-name="P1">{</text:p>
      <text:p text:style-name="P1"><text:s text:c="3"/>cout&lt;&lt;"\n enter no. of cities(max. 20)";</text:p>
      <text:p text:style-name="P1"><text:s text:c="3"/>cin&gt;&gt;n;</text:p>
      <text:p text:style-name="P1"><text:s text:c="3"/>cout&lt;&lt;"\n enter name of cities";</text:p>
      <text:p text:style-name="P1"><text:s text:c="3"/>for(i=0;i&lt;n;i++)</text:p>
      <text:p text:style-name="P1"><text:s text:c="5"/>cin&gt;&gt;v[i]; <text:s text:c="9"/></text:p>
      <text:p text:style-name="P1"><text:s text:c="3"/>for(i=0;i&lt;n;i++)</text:p>
      <text:p text:style-name="P1"><text:s text:c="3"/>{ <text:s/></text:p>
      <text:p text:style-name="P1"><text:s text:c="6"/>for(j=0;j&lt;n;j++)</text:p>
      <text:p text:style-name="P1"><text:s text:c="6"/>{ <text:s/>cout&lt;&lt;"\n if path is present between city "&lt;&lt;v[i]&lt;&lt;" and "&lt;&lt;v[j]&lt;&lt;" then press enter y otherwise n"; <text:s/></text:p>
      <text:p text:style-name="P1"><text:s text:c="9"/>cin&gt;&gt;ch;</text:p>
      <text:p text:style-name="P1"><text:s text:c="9"/>if(ch=='y')</text:p>
      <text:p text:style-name="P1"><text:s text:c="9"/>{ <text:s/></text:p>
      <text:p text:style-name="P1"><text:s text:c="11"/>cout&lt;&lt;"\n enter time required to reach city "&lt;&lt;v[j]&lt;&lt;" from "&lt;&lt;v[i]&lt;&lt;" in minutes";</text:p>
      <text:p text:style-name="P1"><text:s text:c="11"/>cin&gt;&gt;m[i][j]; </text:p>
      <text:p text:style-name="P1"><text:s text:c="9"/>}</text:p>
      <text:p text:style-name="P1"><text:s text:c="9"/>else if(ch=='n')</text:p>
      <text:p text:style-name="P1"><text:s text:c="9"/>{ <text:s/>m[i][j]=0; <text:s/>}</text:p>
      <text:p text:style-name="P1"><text:s text:c="9"/>else</text:p>
      <text:p text:style-name="P1"><text:s text:c="9"/>{ cout&lt;&lt;"\n unknown entry"; <text:s/>}</text:p>
      <text:p text:style-name="P1"><text:s text:c="6"/>}</text:p>
      <text:p text:style-name="P1"><text:s text:c="3"/>} <text:s text:c="7"/></text:p>
      <text:p text:style-name="P1"><text:s text:c="6"/>adjlist();</text:p>
      <text:p text:style-name="P1"><text:s text:c="9"/></text:p>
      <text:p text:style-name="P1">}</text:p>
      <text:p text:style-name="P1"><text:soft-page-break/>void adjmatlist::adjlist()</text:p>
      <text:p text:style-name="P1">{ <text:s text:c="5"/>cout&lt;&lt;"\n ****";</text:p>
      <text:p text:style-name="P1"><text:s text:c="7"/>for(i=0;i&lt;n;i++)</text:p>
      <text:p text:style-name="P1"><text:s text:c="7"/>{ <text:s/>node *p=new(struct node);</text:p>
      <text:p text:style-name="P1"><text:s text:c="10"/>p-&gt;next=NULL;</text:p>
      <text:p text:style-name="P1"><text:s text:c="10"/>p-&gt;vertex=v[i]; <text:s text:c="3"/></text:p>
      <text:p text:style-name="P1"><text:s text:c="10"/>head[i]=p; <text:s text:c="5"/>cout&lt;&lt;"\n"&lt;&lt;head[i]-&gt;vertex;</text:p>
      <text:p text:style-name="P1"><text:s text:c="7"/>} </text:p>
      <text:p text:style-name="P1"><text:s text:c="6"/></text:p>
      <text:p text:style-name="P1"><text:s text:c="7"/>for(i=0;i&lt;n;i++)</text:p>
      <text:p text:style-name="P1"><text:s text:c="7"/>{ <text:s/>for(j=0;j&lt;n;j++)</text:p>
      <text:p text:style-name="P1"><text:s text:c="10"/>{</text:p>
      <text:p text:style-name="P1"><text:s text:c="19"/>if(m[i][j]!=0)</text:p>
      <text:p text:style-name="P1"><text:s text:c="19"/>{ <text:s text:c="6"/></text:p>
      <text:p text:style-name="P1"><text:s text:c="25"/>node *p=new(struct node);</text:p>
      <text:p text:style-name="P1"><text:s text:c="25"/>p-&gt;vertex=v[j];</text:p>
      <text:p text:style-name="P1"><text:s text:c="25"/>p-&gt;time=m[i][j];</text:p>
      <text:p text:style-name="P1"><text:s text:c="25"/>p-&gt;next=NULL;</text:p>
      <text:p text:style-name="P1"><text:s text:c="25"/>if(head[i]-&gt;next==NULL)</text:p>
      <text:p text:style-name="P1"><text:s text:c="25"/>{ <text:s/>head[i]-&gt;next=p; <text:s text:c="2"/>}</text:p>
      <text:p text:style-name="P1"><text:s text:c="25"/>else</text:p>
      <text:p text:style-name="P1"><text:s text:c="25"/>{ <text:s/>temp=head[i];</text:p>
      <text:p text:style-name="P1"><text:s text:c="25"/>while(temp-&gt;next!=NULL)</text:p>
      <text:p text:style-name="P1"><text:s text:c="25"/>{ <text:s text:c="2"/>temp=temp-&gt;next; <text:s/>}</text:p>
      <text:p text:style-name="P1"><text:s text:c="29"/>temp-&gt;next=p;</text:p>
      <text:p text:style-name="P1"><text:s text:c="25"/>} </text:p>
      <text:p text:style-name="P1"></text:p>
      <text:p text:style-name="P1"><text:s text:c="19"/>}</text:p>
      <text:p text:style-name="P1"></text:p>
      <text:p text:style-name="P1"><text:s text:c="10"/>}</text:p>
      <text:p text:style-name="P1"><text:s text:c="7"/>} <text:s text:c="2"/></text:p>
      <text:p text:style-name="P1"><text:s text:c="6"/></text:p>
      <text:p text:style-name="P1">}</text:p>
      <text:p text:style-name="P1">void adjmatlist::displaym()</text:p>
      <text:p text:style-name="P1">{ <text:s text:c="3"/>cout&lt;&lt;"\n";</text:p>
      <text:p text:style-name="P1"><text:s text:c="5"/>for(j=0;j&lt;n;j++)</text:p>
      <text:p text:style-name="P1"><text:s text:c="5"/>{ <text:s/>cout&lt;&lt;"\t"&lt;&lt;v[j]; <text:s/>}</text:p>
      <text:p text:style-name="P1"></text:p>
      <text:p text:style-name="P1"><text:s text:c="5"/>for(i=0;i&lt;n;i++)</text:p>
      <text:p text:style-name="P1"><text:s text:c="5"/>{ <text:s/>cout&lt;&lt;"\n "&lt;&lt;v[i];</text:p>
      <text:p text:style-name="P1"><text:s text:c="8"/>for(j=0;j&lt;n;j++)</text:p>
      <text:p text:style-name="P1"><text:s text:c="8"/>{ <text:s text:c="2"/>cout&lt;&lt;"\t"&lt;&lt;m[i][j]; </text:p>
      <text:p text:style-name="P1"><text:s text:c="8"/>}</text:p>
      <text:p text:style-name="P1"><text:s text:c="12"/>cout&lt;&lt;"\n";</text:p>
      <text:p text:style-name="P1"><text:s text:c="5"/>}</text:p>
      <text:p text:style-name="P1">} <text:s text:c="3"/></text:p>
      <text:p text:style-name="P1">void adjmatlist::displaya()</text:p>
      <text:p text:style-name="P1">{ <text:s text:c="5"/></text:p>
      <text:p text:style-name="P1"><text:s text:c="7"/>cout&lt;&lt;"\n adjacency list is";</text:p>
      <text:p text:style-name="P1"><text:s text:c="6"/></text:p>
      <text:p text:style-name="P1"><text:s text:c="7"/>for(i=0;i&lt;n;i++)</text:p>
      <text:p text:style-name="P1"><text:s text:c="7"/>{ <text:s/></text:p>
      <text:p text:style-name="P1"><text:soft-page-break/><text:s text:c="18"/></text:p>
      <text:p text:style-name="P1"><text:s text:c="14"/></text:p>
      <text:p text:style-name="P1"><text:s text:c="25"/>if(head[i]==NULL)</text:p>
      <text:p text:style-name="P1"><text:s text:c="25"/>{ <text:s text:c="2"/>cout&lt;&lt;"\n adjacency list not present"; <text:s/>break; <text:s text:c="2"/>}</text:p>
      <text:p text:style-name="P1"><text:s text:c="25"/>else</text:p>
      <text:p text:style-name="P1"><text:s text:c="25"/>{ <text:s/></text:p>
      <text:p text:style-name="P1"><text:s text:c="28"/>cout&lt;&lt;"\n"&lt;&lt;head[i]-&gt;vertex;</text:p>
      <text:p text:style-name="P1"><text:s text:c="25"/>temp=head[i]-&gt;next;</text:p>
      <text:p text:style-name="P1"><text:s text:c="25"/>while(temp!=NULL)</text:p>
      <text:p text:style-name="P1"><text:s text:c="25"/>{ <text:s/>cout&lt;&lt;"-&gt; "&lt;&lt;temp-&gt;vertex; </text:p>
      <text:p text:style-name="P1"><text:s text:c="28"/>temp=temp-&gt;next; <text:s/>}</text:p>
      <text:p text:style-name="P1"><text:s text:c="29"/></text:p>
      <text:p text:style-name="P1"><text:s text:c="25"/>} </text:p>
      <text:p text:style-name="P1"></text:p>
      <text:p text:style-name="P1"><text:s text:c="19"/></text:p>
      <text:p text:style-name="P1"></text:p>
      <text:p text:style-name="P1"><text:s text:c="10"/></text:p>
      <text:p text:style-name="P1"><text:s text:c="7"/>}</text:p>
      <text:p text:style-name="P1"><text:s text:c="6"/></text:p>
      <text:p text:style-name="P1"><text:s text:c="9"/>cout&lt;&lt;"\n path and time required to reach cities is";</text:p>
      <text:p text:style-name="P1"><text:s text:c="8"/></text:p>
      <text:p text:style-name="P1"><text:s text:c="7"/>for(i=0;i&lt;n;i++)</text:p>
      <text:p text:style-name="P1"><text:s text:c="7"/>{ <text:s/></text:p>
      <text:p text:style-name="P1"><text:s text:c="18"/></text:p>
      <text:p text:style-name="P1"><text:s text:c="14"/></text:p>
      <text:p text:style-name="P1"><text:s text:c="25"/>if(head[i]==NULL)</text:p>
      <text:p text:style-name="P1"><text:s text:c="25"/>{ <text:s text:c="2"/>cout&lt;&lt;"\n adjacency list not present"; <text:s/>break; <text:s text:c="2"/>}</text:p>
      <text:p text:style-name="P1"><text:s text:c="25"/>else</text:p>
      <text:p text:style-name="P1"><text:s text:c="25"/>{ <text:s/></text:p>
      <text:p text:style-name="P1"><text:s text:c="28"/></text:p>
      <text:p text:style-name="P1"><text:s text:c="25"/>temp=head[i]-&gt;next;</text:p>
      <text:p text:style-name="P1"><text:s text:c="25"/>while(temp!=NULL)</text:p>
      <text:p text:style-name="P1"><text:s text:c="25"/>{ <text:s/>cout&lt;&lt;"\n"&lt;&lt;head[i]-&gt;vertex;</text:p>
      <text:p text:style-name="P1"><text:s text:c="28"/>cout&lt;&lt;"-&gt; "&lt;&lt;temp-&gt;vertex&lt;&lt;"\n <text:s text:c="2"/>[time required: "&lt;&lt;temp-&gt;time&lt;&lt;" min ]"; </text:p>
      <text:p text:style-name="P1"><text:s text:c="28"/>temp=temp-&gt;next; <text:s/>}</text:p>
      <text:p text:style-name="P1"><text:s text:c="29"/></text:p>
      <text:p text:style-name="P1"><text:s text:c="25"/>} </text:p>
      <text:p text:style-name="P1"></text:p>
      <text:p text:style-name="P1"><text:s text:c="19"/></text:p>
      <text:p text:style-name="P1"></text:p>
      <text:p text:style-name="P1"><text:s text:c="10"/></text:p>
      <text:p text:style-name="P1"><text:s text:c="7"/>}</text:p>
      <text:p text:style-name="P1">}</text:p>
      <text:p text:style-name="P1">int main()</text:p>
      <text:p text:style-name="P1">{ <text:s/>int m; <text:s text:c="3"/></text:p>
      <text:p text:style-name="P1"><text:s text:c="3"/>adjmatlist a;</text:p>
      <text:p text:style-name="P1"></text:p>
      <text:p text:style-name="P1"><text:s text:c="3"/>while(1)</text:p>
      <text:p text:style-name="P1"><text:s text:c="3"/>{</text:p>
      <text:p text:style-name="P1"><text:s text:c="3"/>cout&lt;&lt;"\n\n enter the choice";</text:p>
      <text:p text:style-name="P1"><text:s text:c="3"/>cout&lt;&lt;"\n 1.enter graph";</text:p>
      <text:p text:style-name="P1"><text:s text:c="3"/>cout&lt;&lt;"\n 2.display adjacency matrix for cities";</text:p>
      <text:p text:style-name="P1"><text:soft-page-break/><text:s text:c="3"/>cout&lt;&lt;"\n 3.display adjacency list for cities";</text:p>
      <text:p text:style-name="P1"><text:s text:c="3"/>cout&lt;&lt;"\n 4.exit";</text:p>
      <text:p text:style-name="P1"><text:s text:c="3"/>cin&gt;&gt;m;</text:p>
      <text:p text:style-name="P1"><text:s text:c="3"/></text:p>
      <text:p text:style-name="P1"><text:s text:c="8"/>switch(m)</text:p>
      <text:p text:style-name="P1"><text:s text:c="7"/>{ <text:s text:c="13"/>case 1: a.getgraph();</text:p>
      <text:p text:style-name="P1"><text:s text:c="36"/>break;</text:p>
      <text:p text:style-name="P1"><text:s text:c="21"/>case 2: a.displaym();</text:p>
      <text:p text:style-name="P1"><text:s text:c="35"/>break;</text:p>
      <text:p text:style-name="P1"><text:s text:c="27"/></text:p>
      <text:p text:style-name="P1"><text:s text:c="27"/>case 3: a.displaya();</text:p>
      <text:p text:style-name="P1"><text:s text:c="35"/>break;</text:p>
      <text:p text:style-name="P1"><text:s text:c="28"/>case 4: exit(0);</text:p>
      <text:p text:style-name="P1"><text:s text:c="17"/></text:p>
      <text:p text:style-name="P1"><text:s text:c="28"/>default: <text:s/>cout&lt;&lt;"\n unknown choice";</text:p>
      <text:p text:style-name="P1"><text:s text:c="9"/>}</text:p>
      <text:p text:style-name="P1"><text:s text:c="4"/>}</text:p>
      <text:p text:style-name="P1"><text:s text:c="4"/>return 0;</text:p>
      <text:p text:style-name="P1">} <text:s text:c="23"/></text:p>
      <text:p text:style-name="P1"/>
      <text:p text:style-name="P1">Output :</text:p>
      <text:p text:style-name="P1"/>
      <text:p text:style-name="P1">(base) student@student-OptiPlex-3010:~$ cd ~/Desktop</text:p>
      <text:p text:style-name="P1">(base) student@student-OptiPlex-3010:~/Desktop$ g++ assignment6.cpp</text:p>
      <text:p text:style-name="P1">(base) student@student-OptiPlex-3010:~/Desktop$ ./a.out</text:p>
      <text:p text:style-name="P1"></text:p>
      <text:p text:style-name="P1"></text:p>
      <text:p text:style-name="P1"><text:s/>enter the choice</text:p>
      <text:p text:style-name="P1"><text:s/>1.enter graph</text:p>
      <text:p text:style-name="P1"><text:s/>2.display adjacency matrix for cities</text:p>
      <text:p text:style-name="P1"><text:s/>3.display adjacency list for cities</text:p>
      <text:p text:style-name="P1"><text:s/>4.exit1</text:p>
      <text:p text:style-name="P1"></text:p>
      <text:p text:style-name="P1"><text:s/>enter no. of cities(max. 20)2</text:p>
      <text:p text:style-name="P1"></text:p>
      <text:p text:style-name="P1"><text:s/>enter name of citiespune</text:p>
      <text:p text:style-name="P1">parbhani</text:p>
      <text:p text:style-name="P1"></text:p>
      <text:p text:style-name="P1"><text:s/>if path is present between city pune and pune then press enter y otherwise ny</text:p>
      <text:p text:style-name="P1"></text:p>
      <text:p text:style-name="P1"><text:s/>enter time required to reach city pune from pune in minutes55</text:p>
      <text:p text:style-name="P1"></text:p>
      <text:p text:style-name="P1"><text:s/>if path is present between city pune and parbhani then press enter y otherwise ny</text:p>
      <text:p text:style-name="P1"></text:p>
      <text:p text:style-name="P1"><text:s/>enter time required to reach city parbhani from pune in minutes8</text:p>
      <text:p text:style-name="P1"></text:p>
      <text:p text:style-name="P1"><text:s/>if path is present between city parbhani and pune then press enter y otherwise ny</text:p>
      <text:p text:style-name="P1"></text:p>
      <text:p text:style-name="P1"><text:s/>enter time required to reach city pune from parbhani in minutes800</text:p>
      <text:p text:style-name="P1"></text:p>
      <text:p text:style-name="P1"><text:s/>if path is present between city parbhani and parbhani then press enter y otherwise nn</text:p>
      <text:p text:style-name="P1"></text:p>
      <text:p text:style-name="P1"><text:soft-page-break/><text:s/>****</text:p>
      <text:p text:style-name="P1">pune</text:p>
      <text:p text:style-name="P1">parbhani</text:p>
      <text:p text:style-name="P1"></text:p>
      <text:p text:style-name="P1"><text:s/>enter the choice</text:p>
      <text:p text:style-name="P1"><text:s/>1.enter graph</text:p>
      <text:p text:style-name="P1"><text:s/>2.display adjacency matrix for cities</text:p>
      <text:p text:style-name="P1"><text:s/>3.display adjacency list for cities</text:p>
      <text:p text:style-name="P1"><text:s/>4.exit2</text:p>
      <text:p text:style-name="P1"></text:p>
      <text:p text:style-name="P1"><text:tab/>pune<text:tab/>parbhani</text:p>
      <text:p text:style-name="P1"><text:s/>pune<text:tab/>55<text:tab/>8</text:p>
      <text:p text:style-name="P1"></text:p>
      <text:p text:style-name="P1"><text:s/>parbhani<text:tab/>800<text:tab/>0</text:p>
      <text:p text:style-name="P1"></text:p>
      <text:p text:style-name="P1"></text:p>
      <text:p text:style-name="P1"><text:s/>enter the choice</text:p>
      <text:p text:style-name="P1"><text:s/>1.enter graph</text:p>
      <text:p text:style-name="P1"><text:s/>2.display adjacency matrix for cities</text:p>
      <text:p text:style-name="P1"><text:s/>3.display adjacency list for cities</text:p>
      <text:p text:style-name="P1"><text:s/>4.exit3 <text:s text:c="3"/></text:p>
      <text:p text:style-name="P1"></text:p>
      <text:p text:style-name="P1"><text:s/>adjacency list is</text:p>
      <text:p text:style-name="P1">pune-&gt; pune-&gt; parbhani</text:p>
      <text:p text:style-name="P1">parbhani-&gt; pune</text:p>
      <text:p text:style-name="P1"><text:s/>path and time required to reach cities is</text:p>
      <text:p text:style-name="P1">pune-&gt; pune</text:p>
      <text:p text:style-name="P1"><text:s text:c="3"/>[time required: 55 min ]</text:p>
      <text:p text:style-name="P1">pune-&gt; parbhani</text:p>
      <text:p text:style-name="P1"><text:s text:c="3"/>[time required: 8 min ]</text:p>
      <text:p text:style-name="P1">parbhani-&gt; pune</text:p>
      <text:p text:style-name="P1"><text:s text:c="3"/>[time required: 800 min ]</text:p>
      <text:p text:style-name="P1"></text:p>
      <text:p text:style-name="P1"><text:s/>enter the choice</text:p>
      <text:p text:style-name="P1"><text:s/>1.enter graph</text:p>
      <text:p text:style-name="P1"><text:s/>2.display adjacency matrix for cities</text:p>
      <text:p text:style-name="P1"><text:s/>3.display adjacency list for cities</text:p>
      <text:p text:style-name="P1"><text:s/>4.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09:37:18.921588451</meta:creation-date>
    <dc:date>2022-05-02T09:40:32.452348295</dc:date>
    <meta:editing-duration>PT34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5" meta:paragraph-count="242" meta:word-count="534" meta:character-count="6076" meta:non-whitespace-character-count="3407"/>
  </office:meta>
</office:document-meta>
</file>